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18-1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LIJAH ON A ROAD (18:1-1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LIJAH ON A ROAD (18:1-16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Obadiah the faithful manager (18:1-6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Obadiah the faithful manager (18:1-6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is ministry (18:1-4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mission (18:5-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ELIJAH ON A ROAD (18:1-16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Obadiah the faithful manager (18:1-6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Obadiah the fearful manager (18:7-16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Obadiah the fearful manager (18:7-16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order (18:7-8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objection (18:9-1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obedience (18:15-16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ELIJAH ON A ROAD (18:1-16):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Obadiah the faithful manager (18:1-6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Obadiah the fearful manager (18:7-16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ELIJAH ATOP A MOUNTAIN (18:17-46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ELIJAH ATOP A MOUNTAIN (18:17-46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Elijah and Ahab (18:17-19): Elijah challenges Ahab and his 850 pagan prophets to meet him on Mount Carmel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Elijah and the people (18:20-24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Elijah and the people (18:20-24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chastening (18:20-21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contest (18:22-2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contest (18:22-24):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preparation: Each side is to prepare a young bull as a sacrifice and place it on an altar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roof: Elijah tells the prophets to call upon their god to send fire down to consume the sacrifice, and Elijah will call upon his God to do the same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Elijah and the people (18:20-24)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chastening (18:20-21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contest (18:22-24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ELIJAH ATOP A MOUNTAIN (18:17-46)<text:s text:c="1"/></text:span><text:span text:style-name="a578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Elijah and Ahab (18:17-19): Elijah challenges Ahab and his 850 pagan prophets to meet him on Mount Carmel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Elijah and the people (18:20-24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Elijah and the prophets (18:25-29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2-tx-Title-and-Text" presentation:presentation-page-layout-name="Master1-PPL12" draw:id="Slide-267">
        <draw:frame draw:id="id105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Elijah and the prophets (18:25-29)<text:s text:c="1"/></text:span><text:span text:style-name="a596" text:class-names=""/></text:p>
          </draw:text-box>
          <svg:title/>
          <svg:desc/>
        </draw:frame>
        <draw:frame draw:id="id106" presentation:style-name="a614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The shouting (18:25-26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sarcasm (18:27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suffering (18:28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silence (18:29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12-tx-Title-and-Text" presentation:presentation-page-layout-name="Master1-PPL12" draw:id="Slide-268">
        <draw:frame draw:id="id107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ELIJAH ATOP A MOUNTAIN (18:17-46)<text:s text:c="1"/></text:span><text:span text:style-name="a617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Elijah and Ahab (18:17-19): Elijah challenges Ahab and his 850 pagan prophets to meet him on Mount Carmel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Elijah and the people (18:20-24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Elijah and the prophets (18:25-29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Elijah and the Lord (18:30-46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-title-Title-Slide" presentation:presentation-page-layout-name="Master1-PPL1" draw:id="Slide-269">
        <draw:frame draw:id="id109" presentation:style-name="a640" draw:name="Title 1" svg:x="1.38in" svg:y="0.83in" svg:width="10.3in" svg:height="4.42in" presentation:class="title" presentation:placeholder="false">
          <draw:text-box>
            <text:p text:style-name="a639" text:class-names="" text:cond-style-name=""><text:span text:style-name="a637" text:class-names=""><text:s text:c="1"/>Elijah and the Lord (18:30-46)<text:s text:c="1"/></text:span><text:span text:style-name="a638" text:class-names=""/></text:p>
          </draw:text-box>
          <svg:title/>
          <svg:desc/>
        </draw:frame>
        <draw:frame draw:id="id110" presentation:style-name="a645" draw:name="Subtitle 2" svg:x="1.38in" svg:y="5.25in" svg:width="10.3in" svg:height="1.85in" presentation:class="subtitle" presentation:placeholder="false">
          <draw:text-box>
            <text:p text:style-name="a642" text:class-names="" text:cond-style-name=""><text:span text:style-name="a641" text:class-names=""><text:s text:c="1"/>The fire from heaven (18:30-40)<text:s text:c="1"/></text:span></text:p>
            <text:p text:style-name="a644" text:class-names="" text:cond-style-name=""><text:span text:style-name="a643" text:class-names=""/></text:p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The fire from heaven (18:30-40)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prayer (18:30-39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purge (18:40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6" draw:style-name="a661" draw:master-page-name="Master1-Layout12-tx-Title-and-Text" presentation:presentation-page-layout-name="Master1-PPL12" draw:id="Slide-271">
        <draw:frame draw:id="id113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<text:s text:c="1"/>Elijah and the Lord (18:30-46)<text:s text:c="1"/></text:span><text:span text:style-name="a663" text:class-names=""/></text:p>
          </draw:text-box>
          <svg:title/>
          <svg:desc/>
        </draw:frame>
        <draw:frame draw:id="id114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The fire from heaven (18:30-40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The flood from heaven (18:41-46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12-tx-Title-and-Text" presentation:presentation-page-layout-name="Master1-PPL12" draw:id="Slide-272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ELIJAH ATOP A MOUNTAIN (18:17-46)<text:s text:c="1"/></text:span><text:span text:style-name="a678" text:class-names=""/></text:p>
          </draw:text-box>
          <svg:title/>
          <svg:desc/>
        </draw:frame>
        <draw:frame draw:id="id116" presentation:style-name="a696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Elijah and Ahab (18:17-19): Elijah challenges Ahab and his 850 pagan prophets to meet him on Mount Carmel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Elijah and the people (18:20-24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Elijah and the prophets (18:25-29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Elijah and the Lord (18:30-46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8" draw:style-name="a697" draw:master-page-name="Master1-Layout12-tx-Title-and-Text" presentation:presentation-page-layout-name="Master1-PPL12" draw:id="Slide-273">
        <draw:frame draw:id="id117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ELIJAH ON A ROAD (18:1-16):<text:s text:c="1"/></text:span><text:span text:style-name="a699" text:class-names=""/></text:p>
          </draw:text-box>
          <svg:title/>
          <svg:desc/>
        </draw:frame>
        <draw:frame draw:id="id118" presentation:style-name="a717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<text:s text:c="1"/>Obadiah the faithful manager (18:1-6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Obadiah the fearful manager (18:7-16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ELIJAH ATOP A MOUNTAIN (18:17-46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ELIJAH UNDER A TREE (19:1-7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9" draw:style-name="a718" draw:master-page-name="Master1-Layout12-tx-Title-and-Text" presentation:presentation-page-layout-name="Master1-PPL12" draw:id="Slide-274">
        <draw:frame draw:id="id119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<text:s text:c="1"/>ELIJAH UNDER A TREE (19:1-7)<text:s text:c="1"/></text:span><text:span text:style-name="a720" text:class-names=""/></text:p>
          </draw:text-box>
          <svg:title/>
          <svg:desc/>
        </draw:frame>
        <draw:frame draw:id="id120" presentation:style-name="a732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The curses (19:1-4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comfort (19:4-7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20" draw:style-name="a733" draw:master-page-name="Master1-Layout12-tx-Title-and-Text" presentation:presentation-page-layout-name="Master1-PPL12" draw:id="Slide-275">
        <draw:frame draw:id="id121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ELIJAH ON A ROAD (18:1-16):<text:s text:c="1"/></text:span><text:span text:style-name="a735" text:class-names=""/></text:p>
          </draw:text-box>
          <svg:title/>
          <svg:desc/>
        </draw:frame>
        <draw:frame draw:id="id122" presentation:style-name="a756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<text:s text:c="1"/>Obadiah the faithful manager (18:1-6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Obadiah the fearful manager (18:7-16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ELIJAH ATOP A MOUNTAIN (18:17-46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ELIJAH UNDER A TREE (19:1-7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ELIJAH IN A CAVE (19:8-18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draw:page draw:name="Slide21" draw:style-name="a757" draw:master-page-name="Master1-Layout12-tx-Title-and-Text" presentation:presentation-page-layout-name="Master1-PPL12" draw:id="Slide-276">
        <draw:frame draw:id="id123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<text:s text:c="1"/>ELIJAH IN A CAVE (19:8-18):<text:s text:c="1"/></text:span><text:span text:style-name="a759" text:class-names=""/></text:p>
          </draw:text-box>
          <svg:title/>
          <svg:desc/>
        </draw:frame>
        <draw:frame draw:id="id124" presentation:style-name="a771" draw:name="Text Placeholder 2" svg:x="1.38in" svg:y="2in" svg:width="9.4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<text:s text:c="1"/>The confrontation from the Lord (19:9-14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 commissioning by the Lord (19:15-17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22" draw:style-name="a772" draw:master-page-name="Master1-Layout12-tx-Title-and-Text" presentation:presentation-page-layout-name="Master1-PPL12" draw:id="Slide-277">
        <draw:frame draw:id="id125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<text:s text:c="1"/>The commissioning by the Lord (19:15-17):<text:s text:c="1"/></text:span><text:span text:style-name="a774" text:class-names=""/></text:p>
          </draw:text-box>
          <svg:title/>
          <svg:desc/>
        </draw:frame>
        <draw:frame draw:id="id126" presentation:style-name="a789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Anoint Hazael king of Aram (19:15).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Anoint Jehu king of Israel (19:16).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Anoint Elisha to succeed him as prophet (19:16-17).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3" draw:style-name="a790" draw:master-page-name="Master1-Layout12-tx-Title-and-Text" presentation:presentation-page-layout-name="Master1-PPL12" draw:id="Slide-278">
        <draw:frame draw:id="id127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ELIJAH IN A CAVE (19:8-18):<text:s text:c="1"/></text:span><text:span text:style-name="a792" text:class-names=""/></text:p>
          </draw:text-box>
          <svg:title/>
          <svg:desc/>
        </draw:frame>
        <draw:frame draw:id="id128" presentation:style-name="a807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confrontation from the Lord (19:9-14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commissioning by the Lord (19:15-17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correction by the Lord (19:18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4" draw:style-name="a808" draw:master-page-name="Master1-Layout12-tx-Title-and-Text" presentation:presentation-page-layout-name="Master1-PPL12" draw:id="Slide-279">
        <draw:frame draw:id="id129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ELIJAH ON A ROAD (18:1-16):<text:s text:c="1"/></text:span><text:span text:style-name="a810" text:class-names=""/></text:p>
          </draw:text-box>
          <svg:title/>
          <svg:desc/>
        </draw:frame>
        <draw:frame draw:id="id130" presentation:style-name="a834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Obadiah the faithful manager (18:1-6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Obadiah the fearful manager (18:7-16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ELIJAH ATOP A MOUNTAIN (18:17-46)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ELIJAH UNDER A TREE (19:1-7)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<text:s text:c="1"/>ELIJAH IN A CAVE (19:8-18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ELIJAH ALONGSIDE A FIELD (19:19-21):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25" draw:style-name="a835" draw:master-page-name="Master1-Layout12-tx-Title-and-Text" presentation:presentation-page-layout-name="Master1-PPL12" draw:id="Slide-280">
        <draw:frame draw:id="id131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<text:s text:c="1"/>ELIJAH ALONGSIDE A FIELD (19:19-21):<text:s text:c="1"/></text:span><text:span text:style-name="a837" text:class-names=""/></text:p>
          </draw:text-box>
          <svg:title/>
          <svg:desc/>
        </draw:frame>
        <draw:frame draw:id="id132" presentation:style-name="a849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selection (19:19-20):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he sacrifice (19:21):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6" draw:style-name="a850" draw:master-page-name="Master1-Layout12-tx-Title-and-Text" presentation:presentation-page-layout-name="Master1-PPL12" draw:id="Slide-281">
        <draw:frame draw:id="id133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ELIJAH ON A ROAD (18:1-16):<text:s text:c="1"/></text:span><text:span text:style-name="a852" text:class-names=""/></text:p>
          </draw:text-box>
          <svg:title/>
          <svg:desc/>
        </draw:frame>
        <draw:frame draw:id="id134" presentation:style-name="a876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<text:s text:c="1"/>Obadiah the faithful manager (18:1-6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Obadiah the fearful manager (18:7-16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ELIJAH ATOP A MOUNTAIN (18:17-46)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ELIJAH UNDER A TREE (19:1-7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ELIJAH IN A CAVE (19:8-18):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ELIJAH ALONGSIDE A FIELD (19:19-21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27" draw:style-name="a877" draw:master-page-name="Master1-Layout1-title-Title-Slide" presentation:presentation-page-layout-name="Master1-PPL1" draw:id="Slide-282">
        <draw:frame draw:id="id135" presentation:style-name="a881" draw:name="Title 1" svg:x="1.38in" svg:y="0.83in" svg:width="10.3in" svg:height="4.42in" presentation:class="title" presentation:placeholder="false">
          <draw:text-box>
            <text:p text:style-name="a880" text:class-names="" text:cond-style-name=""><text:span text:style-name="a878" text:class-names="">1 Kings 18-19<text:s text:c="1"/></text:span><text:span text:style-name="a879" text:class-names=""/></text:p>
          </draw:text-box>
          <svg:title/>
          <svg:desc/>
        </draw:frame>
        <draw:frame draw:id="id136" presentation:style-name="a886" draw:name="Subtitle 2" svg:x="1.38in" svg:y="5.25in" svg:width="10.3in" svg:height="1.85in" presentation:class="subtitle" presentation:placeholder="false">
          <draw:text-box>
            <text:p text:style-name="a883" text:class-names="" text:cond-style-name=""><text:span text:style-name="a882" text:class-names="">ELIJAH ON A ROAD (18:1-16):<text:s text:c="1"/></text:span></text:p>
            <text:p text:style-name="a885" text:class-names="" text:cond-style-name=""><text:span text:style-name="a88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8-19 </dc:title>
    <meta:initial-creator>David STRICKLAND</meta:initial-creator>
    <dc:creator>David STRICKLAND</dc:creator>
    <meta:creation-date>2020-02-22T19:23:45Z</meta:creation-date>
    <dc:date>2020-02-22T19:23:46Z</dc:date>
    <meta:template xlink:href="BibleStudy" xlink:type="simple"/>
    <meta:editing-cycles>1</meta:editing-cycles>
    <meta:editing-duration>PT0S</meta:editing-duration>
    <meta:document-statistic meta:paragraph-count="101" meta:word-count="856"/>
  </office:meta>
</office:document-meta>
</file>